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038680" officeooo:paragraph-rsid="00038680" style:font-size-asian="10pt" style:font-size-complex="10pt"/>
    </style:style>
    <style:style style:name="P2" style:family="paragraph" style:parent-style-name="Header">
      <style:text-properties officeooo:rsid="00038680" officeooo:paragraph-rsid="00038680"/>
    </style:style>
    <style:style style:name="P3" style:family="paragraph" style:parent-style-name="Header">
      <style:text-properties fo:color="#666666" loext:opacity="100%" fo:font-size="9pt" officeooo:rsid="00038680" officeooo:paragraph-rsid="00038680" style:font-size-asian="9pt" style:font-size-complex="9pt"/>
    </style:style>
    <style:style style:name="P4" style:family="paragraph" style:parent-style-name="Header_20_left">
      <style:text-properties officeooo:rsid="00038680" officeooo:paragraph-rsid="00038680"/>
    </style:style>
    <style:style style:name="P5" style:family="paragraph" style:parent-style-name="Header_20_left">
      <style:paragraph-properties fo:text-align="start" style:justify-single-word="false"/>
      <style:text-properties fo:color="#666666" loext:opacity="100%" fo:font-size="9pt" officeooo:rsid="00038680" officeooo:paragraph-rsid="00038680" style:font-size-asian="9pt" style:font-size-complex="9pt"/>
    </style:style>
    <style:style style:name="P6" style:family="paragraph" style:parent-style-name="Standard">
      <style:text-properties officeooo:rsid="00038680" officeooo:paragraph-rsid="00038680"/>
    </style:style>
    <style:style style:name="P7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fo:font-size="9pt" officeooo:rsid="00038680" officeooo:paragraph-rsid="00038680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fo:font-size="10pt" officeooo:rsid="00038680" officeooo:paragraph-rsid="0003868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hesis Report <text:s text:c="162"/>Chris Papastamos</text:p>
      </style:header>
      <style:footer>
        <text:p text:style-name="MP2">Page <text:page-number text:select-page="current">2</text:page-number><text:s/>of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2:10:03.291636256</meta:creation-date>
    <dc:date>2024-03-06T12:25:38.234661232</dc:date>
    <meta:editing-duration>PT15M36S</meta:editing-duration>
    <meta:editing-cycles>1</meta:editing-cycles>
    <meta:document-statistic meta:table-count="0" meta:image-count="0" meta:object-count="0" meta:page-count="2" meta:paragraph-count="10" meta:word-count="28" meta:character-count="829" meta:non-whitespace-character-count="163"/>
    <meta:generator>LibreOffice/7.6.4.1$Linux_X86_64 LibreOffice_project/60$Build-1</meta:generator>
  </office:meta>
</office:document-meta>
</file>